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fill-color="#ffffff" draw:textarea-horizontal-align="justify" draw:textarea-vertical-align="middle" draw:auto-grow-height="false"/>
    </style:style>
    <style:style style:name="gr2" style:family="graphic" style:parent-style-name="objectwithoutfill">
      <style:graphic-properties draw:marker-end="Arrow" draw:marker-end-width="0.3cm" draw:fill="none" draw:fill-color="#ffffff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cm" svg:height="18cm" svg:x="1.5cm" svg:y="5.8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10.5cm" svg:y1="14.85cm" svg:x2="10.5cm" svg:y2="5.85cm">
          <text:p/>
        </draw:line>
        <draw:line draw:style-name="gr2" draw:text-style-name="P1" draw:layer="layout" svg:x1="10.5cm" svg:y1="14.85cm" svg:x2="13.944cm" svg:y2="6.535cm">
          <text:p/>
        </draw:line>
        <draw:line draw:style-name="gr2" draw:text-style-name="P1" draw:layer="layout" svg:x1="10.501cm" svg:y1="14.851cm" svg:x2="16.865cm" svg:y2="8.487cm">
          <text:p/>
        </draw:line>
        <draw:line draw:style-name="gr2" draw:text-style-name="P1" draw:layer="layout" svg:x1="10.501cm" svg:y1="14.853cm" svg:x2="18.816cm" svg:y2="11.409cm">
          <text:p/>
        </draw:line>
        <draw:line draw:style-name="gr2" draw:text-style-name="P1" draw:layer="layout" svg:x1="10.5cm" svg:y1="14.854cm" svg:x2="19.5cm" svg:y2="14.854cm">
          <text:p/>
        </draw:line>
        <draw:line draw:style-name="gr2" draw:text-style-name="P1" draw:layer="layout" svg:x1="10.5cm" svg:y1="14.854cm" svg:x2="7.056cm" svg:y2="6.539cm">
          <text:p/>
        </draw:line>
        <draw:line draw:style-name="gr2" draw:text-style-name="P1" draw:layer="layout" svg:x1="10.498cm" svg:y1="14.854cm" svg:x2="18.813cm" svg:y2="18.298cm">
          <text:p/>
        </draw:line>
        <draw:line draw:style-name="gr2" draw:text-style-name="P1" draw:layer="layout" svg:x1="10.499cm" svg:y1="14.855cm" svg:x2="16.863cm" svg:y2="21.219cm">
          <text:p/>
        </draw:line>
        <draw:line draw:style-name="gr2" draw:text-style-name="P1" draw:layer="layout" svg:x1="10.497cm" svg:y1="14.856cm" svg:x2="13.941cm" svg:y2="23.171cm">
          <text:p/>
        </draw:line>
        <draw:line draw:style-name="gr2" draw:text-style-name="P1" draw:layer="layout" svg:x1="10.496cm" svg:y1="14.856cm" svg:x2="10.496cm" svg:y2="23.856cm">
          <text:p/>
        </draw:line>
        <draw:line draw:style-name="gr2" draw:text-style-name="P1" draw:layer="layout" svg:x1="10.498cm" svg:y1="14.855cm" svg:x2="7.054cm" svg:y2="23.17cm">
          <text:p/>
        </draw:line>
        <draw:line draw:style-name="gr2" draw:text-style-name="P1" draw:layer="layout" svg:x1="10.498cm" svg:y1="14.856cm" svg:x2="2.183cm" svg:y2="18.3cm">
          <text:p/>
        </draw:line>
        <draw:line draw:style-name="gr2" draw:text-style-name="P1" draw:layer="layout" svg:x1="10.499cm" svg:y1="14.856cm" svg:x2="2.184cm" svg:y2="11.412cm">
          <text:p/>
        </draw:line>
        <draw:line draw:style-name="gr2" draw:text-style-name="P1" draw:layer="layout" svg:x1="10.5cm" svg:y1="14.858cm" svg:x2="4.136cm" svg:y2="8.494cm">
          <text:p/>
        </draw:line>
        <draw:line draw:style-name="gr2" draw:text-style-name="P1" draw:layer="layout" svg:x1="10.5cm" svg:y1="14.858cm" svg:x2="1.5cm" svg:y2="14.858cm">
          <text:p/>
        </draw:line>
        <draw:line draw:style-name="gr2" draw:text-style-name="P1" draw:layer="layout" svg:x1="10.559cm" svg:y1="14.799cm" svg:x2="4.195cm" svg:y2="21.163cm">
          <text:p/>
        </draw:line>
        <draw:frame draw:style-name="gr3" draw:layer="layout" svg:width="0.959cm" svg:height="0.962cm" svg:x="10.6cm" svg:y="5.838cm">
          <draw:text-box>
            <text:p>N</text:p>
          </draw:text-box>
        </draw:frame>
        <draw:frame draw:style-name="gr3" draw:layer="layout" svg:width="1.899cm" svg:height="0.962cm" svg:x="13.601cm" svg:y="7.038cm">
          <draw:text-box>
            <text:p>NNE</text:p>
          </draw:text-box>
        </draw:frame>
        <draw:frame draw:style-name="gr3" draw:layer="layout" svg:width="1.799cm" svg:height="0.962cm" svg:x="16.302cm" svg:y="8.838cm">
          <draw:text-box>
            <text:p>NE</text:p>
          </draw:text-box>
        </draw:frame>
        <draw:frame draw:style-name="gr3" draw:layer="layout" svg:width="1.899cm" svg:height="0.962cm" svg:x="17.402cm" svg:y="11.738cm">
          <draw:text-box>
            <text:p>NEE</text:p>
          </draw:text-box>
        </draw:frame>
        <draw:frame draw:style-name="gr3" draw:layer="layout" svg:width="1.899cm" svg:height="0.962cm" svg:x="18.402cm" svg:y="14.838cm">
          <draw:text-box>
            <text:p>E</text:p>
          </draw:text-box>
        </draw:frame>
        <draw:frame draw:style-name="gr3" draw:layer="layout" svg:width="1.899cm" svg:height="0.962cm" svg:x="16.902cm" svg:y="18.138cm">
          <draw:text-box>
            <text:p>SEE</text:p>
          </draw:text-box>
        </draw:frame>
        <draw:frame draw:style-name="gr3" draw:layer="layout" svg:width="1.899cm" svg:height="0.962cm" svg:x="15.403cm" svg:y="20.838cm">
          <draw:text-box>
            <text:p>SE</text:p>
          </draw:text-box>
        </draw:frame>
        <draw:frame draw:style-name="gr3" draw:layer="layout" svg:width="1.899cm" svg:height="0.962cm" svg:x="9.603cm" svg:y="22.938cm">
          <draw:text-box>
            <text:p text:style-name="P1">S</text:p>
          </draw:text-box>
        </draw:frame>
        <draw:frame draw:style-name="gr3" draw:layer="layout" svg:width="1.899cm" svg:height="0.962cm" svg:x="12.103cm" svg:y="22.538cm">
          <draw:text-box>
            <text:p>SSE</text:p>
          </draw:text-box>
        </draw:frame>
        <draw:frame draw:style-name="gr3" draw:layer="layout" svg:width="1.997cm" svg:height="0.962cm" svg:x="5.603cm" svg:y="21.738cm">
          <draw:text-box>
            <text:p>SSW</text:p>
          </draw:text-box>
        </draw:frame>
        <draw:frame draw:style-name="gr3" draw:layer="layout" svg:width="1.997cm" svg:height="0.962cm" svg:x="3.404cm" svg:y="19.938cm">
          <draw:text-box>
            <text:p>SW</text:p>
          </draw:text-box>
        </draw:frame>
        <draw:frame draw:style-name="gr3" draw:layer="layout" svg:width="2.196cm" svg:height="0.962cm" svg:x="1.804cm" svg:y="16.938cm">
          <draw:text-box>
            <text:p>SWW</text:p>
          </draw:text-box>
        </draw:frame>
        <draw:frame draw:style-name="gr3" draw:layer="layout" svg:width="1.997cm" svg:height="0.962cm" svg:x="1.504cm" svg:y="13.938cm">
          <draw:text-box>
            <text:p>W</text:p>
          </draw:text-box>
        </draw:frame>
        <draw:frame draw:style-name="gr3" draw:layer="layout" svg:width="2.196cm" svg:height="0.962cm" svg:x="2.304cm" svg:y="10.638cm">
          <draw:text-box>
            <text:p>NWW</text:p>
          </draw:text-box>
        </draw:frame>
        <draw:frame draw:style-name="gr3" draw:layer="layout" svg:width="2.196cm" svg:height="0.962cm" svg:x="4.404cm" svg:y="7.938cm">
          <draw:text-box>
            <text:p>NW</text:p>
          </draw:text-box>
        </draw:frame>
        <draw:frame draw:style-name="gr3" draw:layer="layout" svg:width="2.196cm" svg:height="0.962cm" svg:x="7.304cm" svg:y="6.238cm">
          <draw:text-box>
            <text:p>NN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oland Laurès</meta:initial-creator>
    <meta:creation-date>2014-04-26T22:14:57.427468000</meta:creation-date>
    <dc:date>2014-04-26T22:44:34.649533000</dc:date>
    <dc:creator>Roland Laurès</dc:creator>
    <meta:editing-duration>PT8M48S</meta:editing-duration>
    <meta:editing-cycles>4</meta:editing-cycles>
    <meta:generator>LibreOffice/4.2.1.1$MacOSX_X86_64 LibreOffice_project/d7dbbd7842e6a58b0f521599204e827654e1fb8b</meta:generator>
    <meta:document-statistic meta:object-count="33"/>
  </office:meta>
</office:document-meta>
</file>